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P3" style:family="paragraph" style:parent-style-name="Heading_20_1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s scr 154 title page</text:p>
      <text:p text:style-name="P1"/>
      <text:p text:style-name="P1">Spiritual Science</text:p>
      <text:p text:style-name="P1"/>
      <text:p text:style-name="Standard"><text:span text:style-name="T1">Decolonizing Stewarship – From Greed to Care </text:span><text:a xlink:type="simple" xlink:href="https://southerncrossreview.org/154/shiva-hafner-decolonizing.html" text:style-name="Internet_20_link" text:visited-style-name="Visited_20_Internet_20_Link">https://southerncrossreview.org/154/shiva-hafner-decolonizing.html</text:a><text:span text:style-name="T1"> by </text:span>by <text:a xlink:type="simple" xlink:href="https://dasgoetheanum.com/en/author/geraldhafner/" text:style-name="Internet_20_link" text:visited-style-name="Visited_20_Internet_20_Link">Gerhard Häfner</text:a> and Vanda Shiva</text:p>
      <text:p text:style-name="P1"/>
      <text:p text:style-name="P1">Fiction</text:p>
      <text:p text:style-name="P1"/>
      <text:p text:style-name="P1">My Parallel Universe or April is the Cruelest Month <text:a xlink:type="simple" xlink:href="https://southerncrossreview.org/154/april-cruelest-month.html" text:style-name="Internet_20_link" text:visited-style-name="Visited_20_Internet_20_Link">https://southerncrossreview.org/154/april-cruelest-month.html</text:a> <text:s/></text:p>
      <text:p text:style-name="P1"/>
      <text:p text:style-name="Standard"><text:span text:style-name="T1">Quarantined </text:span><text:a xlink:type="simple" xlink:href="https://southerncrossreview.org/154/quarantined.html" text:style-name="Internet_20_link" text:visited-style-name="Visited_20_Internet_20_Link">https://southerncrossreview.org/154/quarantined.html</text:a><text:span text:style-name="T1"> </text:span></text:p>
      <text:p text:style-name="Standard"><text:span text:style-name="T1"/></text:p>
      <text:p text:style-name="Standard"><text:span text:style-name="T1">The Spell </text:span><text:a xlink:type="simple" xlink:href="https://southerncrossreview.org/154/fts-the-spell.html" text:style-name="Internet_20_link" text:visited-style-name="Visited_20_Internet_20_Link">https://southerncrossreview.org/154/fts-the-spell.html</text:a><text:span text:style-name="T1"> <text:s/></text:span></text:p>
      <text:p text:style-name="Standard"><text:span text:style-name="T1"/></text:p>
      <text:p text:style-name="Standard"><text:span text:style-name="T1">Love in the Life of Spies – Chapters 6 &amp; 7 </text:span><text:a xlink:type="simple" xlink:href="https://southerncrossreview.org/154/love-spies-6-7.html" text:style-name="Internet_20_link" text:visited-style-name="Visited_20_Internet_20_Link">https://southerncrossreview.org/154/love-spies-6-7.html</text:a></text:p>
      <text:p text:style-name="Standard"><text:span text:style-name="T1"/></text:p>
      <text:p text:style-name="Standard"><text:span text:style-name="T1">All by by Frank Thomas Smith</text:span></text:p>
      <text:p text:style-name="Standard"><text:span text:style-name="T1"/></text:p>
      <text:p text:style-name="Standard"><text:span text:style-name="T1">Science</text:span></text:p>
      <text:p text:style-name="Standard"><text:span text:style-name="T1"/></text:p>
      <text:p text:style-name="Standard"><text:span text:style-name="T1">Was Darwin wrong? </text:span><text:a xlink:type="simple" xlink:href="https://southerncrossreview.org/154/cruse-darwin-wrong.html" text:style-name="Internet_20_link" text:visited-style-name="Visited_20_Internet_20_Link">https://southerncrossreview.org/154/cruse-darwin-wrong.html</text:a><text:span text:style-name="T1"> by Don Cruse</text:span></text:p>
      <text:p text:style-name="P1"/>
      <text:p text:style-name="P1">Anthroposophy</text:p>
      <text:p text:style-name="P1"/>
      <text:p text:style-name="Standard"><text:span text:style-name="T1">Toward a Threefold Society </text:span><text:a xlink:type="simple" xlink:href="https://southerncrossreview.org/154/basic-issues-introduction.html" text:style-name="Internet_20_link" text:visited-style-name="Visited_20_Internet_20_Link">https://southerncrossreview.org/154/basic-issues-introduction.html</text:a><text:span text:style-name="T1"> Translator's Introduction by Rudolf Steiner </text:span></text:p>
      <text:p text:style-name="Standard"><text:span text:style-name="T1"/></text:p>
      <text:p text:style-name="Standard"><text:span text:style-name="T1">Anthroposophical Guidelines 1 – 4 </text:span><text:a xlink:type="simple" xlink:href="https://southerncrossreview.org/154/guidelines-1-4.html" text:style-name="Internet_20_link" text:visited-style-name="Visited_20_Internet_20_Link">https://southerncrossreview.org/154/guidelines-1-4.html</text:a><text:span text:style-name="T1"> by Rudolf Steiner </text:span></text:p>
      <text:p text:style-name="Standard"><text:span text:style-name="T1"/></text:p>
      <text:h text:style-name="P3" text:outline-level="1"><text:span text:style-name="T1">Current Events</text:span></text:h>
      <text:h text:style-name="P3" text:outline-level="1">Are We the Dinosaurs of the 21st Century? <text:a xlink:type="simple" xlink:href="https://southerncrossreview.org/154/engelhardt-asteroid.html" text:style-name="Internet_20_link" text:visited-style-name="Visited_20_Internet_20_Link">https://southerncrossreview.org/154/engelhardt-asteroid.html</text:a><text:span text:style-name="T1"> by Tom Engelhardt</text:span></text:h>
      <text:p text:style-name="P2"><text:span text:style-name="T1"/></text:p>
      <text:p text:style-name="P2"><text:span text:style-name="T1">What Would Real “National Defense” Look Like?</text:span><text:soft-page-break/><text:a xlink:type="simple" xlink:href="https://southerncrossreview.org/154/astore-pentagon-progresive.html" text:style-name="Internet_20_link" text:visited-style-name="Visited_20_Internet_20_Link">https://southerncrossreview.org/154/astore-pentagon-progresive.html</text:a><text:span text:style-name="T1"> by William J. Astore</text:span></text:p>
      <text:p text:style-name="P2"><text:span text:style-name="T1"/></text:p>
      <text:p text:style-name="P2"><text:span text:style-name="T1">Book Reviews</text:span></text:p>
      <text:p text:style-name="P2"><text:span text:style-name="T1">The Suicide Museum by Ariel Dorfman </text:span><text:a xlink:type="simple" xlink:href="https://southerncrossreview.org/154/engelhardt-suicide-museum.html" text:style-name="Internet_20_link" text:visited-style-name="Visited_20_Internet_20_Link">https://southerncrossreview.org/154/engelhardt-suicide-museum.html</text:a><text:span text:style-name="T1"> Review by Tom Engelhardt</text:span></text:p>
      <text:p text:style-name="P2"><text:span text:style-name="T1"/></text:p>
      <text:p text:style-name="P2"><text:span text:style-name="T1">Dementia by Judith von Halle </text:span><text:a xlink:type="simple" xlink:href="https://southerncrossreview.org/154/dementia.html" text:style-name="Internet_20_link" text:visited-style-name="Visited_20_Internet_20_Link">https://southerncrossreview.org/154/dementia.html</text:a><text:span text:style-name="T1"> <text:s/>Review by Frank Thomas Smth </text:span></text:p>
      <text:p text:style-name="Text_20_body"/>
      <text:p text:style-name="Text_20_body">Social Science</text:p>
      <text:p text:style-name="Text_20_body">Favela Children – Chapter 8 <text:a xlink:type="simple" xlink:href="https://southerncrossreview.org/154/favela-children-8.html" text:style-name="Internet_20_link" text:visited-style-name="Visited_20_Internet_20_Link">https://southerncrossreview.org/154/favela-children-8.html</text:a> by Ute Craemer</text:p>
      <text:p text:style-name="Text_20_body"/>
      <text:p text:style-name="Text_20_body">Children's Corner</text:p>
      <text:p text:style-name="Text_20_body">The Magic Mound Chapters 8 &amp;9 <text:a xlink:type="simple" xlink:href="https://southerncrossreview.org/154/magic-mound-8-9.html" text:style-name="Internet_20_link" text:visited-style-name="Visited_20_Internet_20_Link">https://southerncrossreview.org/154/magic-mound-8-9.html</text:a> by Frank Thomas Smith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4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4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k Smith</meta:initial-creator>
    <meta:creation-date>2023-11-01T14:28:50.98</meta:creation-date>
    <dc:date>2023-11-01T15:15:39.84</dc:date>
    <dc:creator>Frank Smith</dc:creator>
    <meta:editing-duration>PT46M43S</meta:editing-duration>
    <meta:editing-cycles>13</meta:editing-cycles>
    <meta:generator>OpenOffice/4.1.14$Win32 OpenOffice.org_project/4114m1$Build-9811</meta:generator>
    <meta:document-statistic meta:table-count="0" meta:image-count="0" meta:object-count="0" meta:page-count="2" meta:paragraph-count="24" meta:word-count="157" meta:character-count="1681"/>
  </office:meta>
</office:document-meta>
</file>